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4a44" officeooo:paragraph-rsid="00054a44"/>
    </style:style>
    <style:style style:name="P2" style:family="paragraph" style:parent-style-name="Text_20_body">
      <style:text-properties officeooo:rsid="00c570cc" officeooo:paragraph-rsid="00054a44"/>
    </style:style>
    <style:style style:name="P3" style:family="paragraph" style:parent-style-name="Text_20_body">
      <style:text-properties officeooo:rsid="000736a4" officeooo:paragraph-rsid="000736a4"/>
    </style:style>
    <style:style style:name="P4" style:family="paragraph" style:parent-style-name="Text_20_body">
      <style:text-properties officeooo:rsid="0008daac" officeooo:paragraph-rsid="0008daac"/>
    </style:style>
    <style:style style:name="P5" style:family="paragraph" style:parent-style-name="Text_20_body">
      <style:text-properties officeooo:rsid="00c3fb13" officeooo:paragraph-rsid="0008daac"/>
    </style:style>
    <style:style style:name="P6" style:family="paragraph" style:parent-style-name="Text_20_body">
      <style:text-properties officeooo:paragraph-rsid="0008daac"/>
    </style:style>
    <style:style style:name="P7" style:family="paragraph" style:parent-style-name="Text_20_body">
      <style:text-properties officeooo:rsid="000984c8" officeooo:paragraph-rsid="000984c8"/>
    </style:style>
    <style:style style:name="P8" style:family="paragraph" style:parent-style-name="Text_20_body">
      <style:text-properties officeooo:rsid="000b7ec8" officeooo:paragraph-rsid="000b7ec8"/>
    </style:style>
    <style:style style:name="P9" style:family="paragraph" style:parent-style-name="Text_20_body">
      <style:text-properties officeooo:rsid="000b7ec8" officeooo:paragraph-rsid="000d1f34"/>
    </style:style>
    <style:style style:name="P10" style:family="paragraph" style:parent-style-name="Text_20_body">
      <style:text-properties officeooo:rsid="000d1f34" officeooo:paragraph-rsid="000d1f34"/>
    </style:style>
    <style:style style:name="P11" style:family="paragraph" style:parent-style-name="Text_20_body">
      <style:text-properties officeooo:rsid="000e8d7f" officeooo:paragraph-rsid="000e8d7f"/>
    </style:style>
    <style:style style:name="P12" style:family="paragraph" style:parent-style-name="Text_20_body">
      <style:text-properties officeooo:rsid="000ff7a9" officeooo:paragraph-rsid="000ff7a9"/>
    </style:style>
    <style:style style:name="P13" style:family="paragraph" style:parent-style-name="Heading_20_1">
      <style:text-properties officeooo:rsid="00054a44" officeooo:paragraph-rsid="00054a44"/>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0b7ec8" officeooo:paragraph-rsid="000b7ec8"/>
    </style:style>
    <style:style style:name="P16" style:family="paragraph" style:parent-style-name="Heading_20_1">
      <style:paragraph-properties fo:break-before="page"/>
      <style:text-properties officeooo:rsid="001413f4" officeooo:paragraph-rsid="001413f4"/>
    </style:style>
    <style:style style:name="P17" style:family="paragraph" style:parent-style-name="Heading_20_3">
      <style:text-properties officeooo:rsid="00c3fb13" officeooo:paragraph-rsid="0008daac"/>
    </style:style>
    <style:style style:name="P18" style:family="paragraph" style:parent-style-name="Heading_20_3">
      <style:text-properties officeooo:rsid="00c3fb13" officeooo:paragraph-rsid="0012afd2"/>
    </style:style>
    <style:style style:name="P19" style:family="paragraph" style:parent-style-name="Heading_20_3">
      <style:text-properties officeooo:paragraph-rsid="0008daac"/>
    </style:style>
    <style:style style:name="P20" style:family="paragraph" style:parent-style-name="Heading_20_3">
      <style:text-properties officeooo:paragraph-rsid="0012afd2"/>
    </style:style>
    <style:style style:name="P21" style:family="paragraph" style:parent-style-name="Heading_20_3">
      <style:text-properties officeooo:paragraph-rsid="001699e6"/>
    </style:style>
    <style:style style:name="P22" style:family="paragraph" style:parent-style-name="Heading_20_3">
      <style:paragraph-properties fo:break-before="page"/>
      <style:text-properties officeooo:rsid="00c3fb13" officeooo:paragraph-rsid="0012afd2"/>
    </style:style>
    <style:style style:name="P23" style:family="paragraph" style:parent-style-name="Heading_20_3">
      <style:paragraph-properties fo:break-before="page"/>
      <style:text-properties officeooo:rsid="00c3fb13" officeooo:paragraph-rsid="001699e6"/>
    </style:style>
    <style:style style:name="P24" style:family="paragraph" style:parent-style-name="Text_20_body">
      <style:text-properties officeooo:rsid="000d1f34" officeooo:paragraph-rsid="000d1f34"/>
    </style:style>
    <style:style style:name="P25" style:family="paragraph" style:parent-style-name="Text_20_body">
      <style:text-properties officeooo:rsid="001413f4" officeooo:paragraph-rsid="001413f4"/>
    </style:style>
    <style:style style:name="P26" style:family="paragraph" style:parent-style-name="Text_20_body">
      <style:text-properties officeooo:paragraph-rsid="0012afd2"/>
    </style:style>
    <style:style style:name="P27" style:family="paragraph" style:parent-style-name="Text_20_body">
      <style:text-properties officeooo:rsid="00145df4" officeooo:paragraph-rsid="00145df4"/>
    </style:style>
    <style:style style:name="P28" style:family="paragraph" style:parent-style-name="Text_20_body">
      <style:text-properties officeooo:rsid="001699e6" officeooo:paragraph-rsid="001699e6"/>
    </style:style>
    <style:style style:name="P29" style:family="paragraph" style:parent-style-name="Text_20_body">
      <style:text-properties officeooo:paragraph-rsid="001699e6"/>
    </style:style>
    <style:style style:name="T1" style:family="text">
      <style:text-properties officeooo:rsid="00c7637d"/>
    </style:style>
    <style:style style:name="T2" style:family="text">
      <style:text-properties officeooo:rsid="000736a4"/>
    </style:style>
    <style:style style:name="T3" style:family="text">
      <style:text-properties officeooo:rsid="0008daac"/>
    </style:style>
    <style:style style:name="T4" style:family="text">
      <style:text-properties officeooo:rsid="000984c8"/>
    </style:style>
    <style:style style:name="T5" style:family="text">
      <style:text-properties officeooo:rsid="000d1f34"/>
    </style:style>
    <style:style style:name="T6" style:family="text">
      <style:text-properties officeooo:rsid="000ff7a9"/>
    </style:style>
    <style:style style:name="T7" style:family="text">
      <style:text-properties officeooo:rsid="001413f4"/>
    </style:style>
    <style:style style:name="T8" style:family="text">
      <style:text-properties officeooo:rsid="0015e4a8"/>
    </style:style>
    <style:style style:name="T9" style:family="text">
      <style:text-properties officeooo:rsid="001699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Dania</text:h>
      <text:p text:style-name="P2">Eine Straßenhure <text:span text:style-name="T1">begeht Morde für eine politische Verschwörung</text:span>, um von der Straße wegzukommen.</text:p>
      <text:h text:style-name="Heading_20_3" text:outline-level="3">Was ist ihre Motivation?</text:h>
      <text:p text:style-name="P1">Dania will Befreiung und Selbstbestimmung. Sie hat es geschafft von ihrem gewalttätigen Vater wegzukommen, aber ist nach wie vor Männern ausgeliefert. Eigentlich will sie nur nie wieder einem Mann ausgeliefert sein. Indem sie lernt zu töten, lernt sie wie sie sich dagegen wehren kann.</text:p>
      <text:h text:style-name="Heading_20_3" text:outline-level="3">Was sind ihre Ziele?</text:h>
      <text:p text:style-name="P1">Konkret will sie das erreichen, indem sie Auftragsmorde für mächtige Leute erledigt. Sie merkt am Anfang der Geschichte, dass sie da anscheinend gut darin ist. Weil sie nichts zu verlieren hat, stürzt sie sich einfach tiefer in den Strudel der Gewalt. Langfristig will sie unabhängig sein, und solche Aufträge für andere Leute als Thorn und Marcin erledigen.</text:p>
      <text:h text:style-name="Heading_20_3" text:outline-level="3">Welcher Konflikt hält sie davon ab, ihre Ziele zu erreichen?</text:h>
      <text:p text:style-name="P1">Ihre Drogensucht macht es ihr schwerer, tatsächlich unabhängig zu werden. Außerdem ist sie nicht durchtrieben genug, um zu sehen, wie sie ausgenutzt wird. <text:span text:style-name="T2">Weil Thorn zuviel Angst davor hat, was sie weiß, kann er ihr nicht erlauben, zu unabhängig zu werden.</text:span></text:p>
      <text:h text:style-name="Heading_20_3" text:outline-level="3">Was lernt sie, und wie ändert sie sich dadurch?</text:h>
      <text:p text:style-name="P3">Sie lernt wie man tötet, täuscht, und wie man Bor-Pulver benutzt. Dadurch kann sie sich zunehmend besser gegen patriarchale Gewalt wehren. Außerdem macht sie eine gewisse sexuelle Befreiung durch – während sie Sexualität immer nur als Gewalt gegen sich kennengelernt hat, lernt sie irgendwann auch, sie gegen andere einzusetzen; bzw. für die Bestätigung ihrer Unabhängigkeit.</text:p>
      <text:h text:style-name="Heading_20_3" text:outline-level="3">Zusammengefasst:</text:h>
      <text:p text:style-name="P3">Dania ist abhängig von Drogen, ihren Freiern, und der Ausbeutung ihres Körpers. Dass sie ihren Körper verkaufen muss, ist die eine Sache – er wird zusätzlich auch willkürlich von Männern genommen. Um da herauszukommen, wendet sie sich dem Auftragsmord zu. Sie dreht die Gewalt um, um sich selbst zu befreien – doch weil sie nach wie vor ihren Körper verkauft, und nur von neuen Herren abhängig ist, schafft sie es nicht ganz, und bezahlt das Spiel mit ihrem Leben.</text:p>
      <text:p text:style-name="P3"/>
      <text:h text:style-name="P14" text:outline-level="1">Tho<text:span text:style-name="T3">rn</text:span></text:h>
      <text:p text:style-name="P5">Ein verstoßener Inquisitor zieht eine Verschwörung auf, um sich an die Macht zu putschen.</text:p>
      <text:h text:style-name="P17" text:outline-level="3">Was ist <text:span text:style-name="T3">seine </text:span>Motivation?</text:h>
      <text:p text:style-name="P4">Thorn erträgt es nicht, wenn jemand im Raum mächtiger ist als er. Er ist von sich selbst besessen, und vertraut niemandem – daher braucht er immer die Kontrolle. <text:span text:style-name="T4">Alles unter dem allerobersten empfindet er unter seiner Würde. Also ist er bereit, alles zu tun, was ihn weiter nach oben bringt.</text:span></text:p>
      <text:h text:style-name="P19" text:outline-level="3">Was sind <text:span text:style-name="T3">sein</text:span>e Ziele?</text:h>
      <text:p text:style-name="P7">Bevor er aus dem Orden geworfen wurde, wollte er Großinquisitor werden – <text:span text:style-name="T6">nun muss er sich auf anderem Wege an eine andere Spitze kämpfen. Und Patrizier zu werden ist doch letztendlich fast dasselbe.</text:span></text:p>
      <text:h text:style-name="P19" text:outline-level="3">Welcher Konflikt hält <text:span text:style-name="T3">ihn </text:span>davon ab, <text:span text:style-name="T3">seine </text:span>Ziele zu erreichen?</text:h>
      <text:p text:style-name="P12">Eigentlich lässt sich das Loch in Thorns Herzen nicht durch mehr Macht und Grausamkeit stopfen. </text:p>
      <text:h text:style-name="P19" text:outline-level="3">Was lernt <text:span text:style-name="T3">er</text:span>, und wie ändert <text:span text:style-name="T3">er </text:span>sich dadurch?</text:h>
      <text:h text:style-name="P19" text:outline-level="3">Zusammengefasst:</text:h>
      <text:p text:style-name="P6"/>
      <text:h text:style-name="P15" text:outline-level="1">Marcin</text:h>
      <text:p text:style-name="P8">Ein heimlich schwuler Krimineller versucht in der umkämpften Hierarchie der ehrbaren Diebe am Leben zu bleiben.</text:p>
      <text:h text:style-name="P17" text:outline-level="3">Was ist <text:span text:style-name="T3">seine </text:span>Motivation?</text:h>
      <text:p text:style-name="P9">Vorsicht ist Marcins zweite Haut geworden – zu lange musste er sich verstecken. Nicht nur seine Homosexualität hält er sorgfältig geheim, auch als Dieb muss er unter dem Radar bleiben, um nicht zur einer großen lebendigen Zielscheibe zu werden. Doch anscheinend reicht das nicht mehr aus, und er wird häufiger Ziel von Attentaten. Hilft vielleicht die Flucht nach vorne beim Überleben? </text:p>
      <text:p text:style-name="P11">Eigentlich bräuchte Marcin jemand, dem er vertrauen kann – doch dafür ist er zu vorsichtig. Bringt er den Mut auf, um jemanden vertrauen zu können?</text:p>
      <text:h text:style-name="P19" text:outline-level="3">Was sind <text:span text:style-name="T3">sein</text:span>e Ziele?</text:h>
      <text:p text:style-name="P8">Marcin ist bereit, alles zu tun, um am Leben zu bleiben. <text:span text:style-name="T5">Scheinbar muss er dafür mächtiger werden, um sich besser schützen zu können. Und wer weiß, vielleicht wird er so eines Tages auch eine Möglichkeit finden, seine Liebe auszuleben? Vielleicht findet Marcin eines Tages jemand, dem er vertrauen kann.</text:span></text:p>
      <text:h text:style-name="P19" text:outline-level="3">Welcher Konflikt hält <text:span text:style-name="T3">ihn </text:span>davon ab, <text:span text:style-name="T3">seine </text:span>Ziele zu erreichen?</text:h>
      <text:p text:style-name="P10">Auf Homosexualität steht die Todesstrafe. Deswegen fällt es ihm schwer, jemandem zu vertrauen. Für Vertrauen braucht es Mut, und Marcin ist zu vorsichtig, um sich das zu trauen. So ist seine Flucht nach vorne letztlich eine Verzweiflungstat, und er wird von einer unsicheren Stellung in die nächste getrieben.</text:p>
      <text:h text:style-name="P19" text:outline-level="3">Was lernt <text:span text:style-name="T3">er</text:span>, und wie ändert <text:span text:style-name="T3">er </text:span>sich dadurch?</text:h>
      <text:p text:style-name="P10">Er lernt leider nicht, dass er anderen vertrauen kann. Erst hintergeht er Kenin, nur um später von Dragan angegriffen zu werden. Letzten Endes ist seine Vorsicht das Einzige, was ihn beschützen kann.</text:p>
      <text:h text:style-name="P19" text:outline-level="3">Zusammengefasst:</text:h>
      <text:p text:style-name="P6"/>
      <text:h text:style-name="P16" text:outline-level="1">Joran</text:h>
      <text:p text:style-name="P25">Im Kampf für den Fortschritt bildet ein schüchterner Alchemist zwei Attentäter*innen aus und verliebt sich unglücklich.</text:p>
      <text:h text:style-name="P18" text:outline-level="3">Was ist <text:span text:style-name="T3">seine </text:span>Motivation?</text:h>
      <text:p text:style-name="P27">Jorans Neugier machte ihn zum Wissenschaftler, seine Faulheit zum Erfinder, und seine Leidenschaft zum Atheisten. <text:span text:style-name="T7">Joran will, dass seine Erfindungen Lagon zu einem besseren Ort machen. Eigentlich will er nicht mal Waffen bauen. Doch als sein Arbeitgeber Teil einer Verschwörung um die Macht Lagons wird, </text:span>soll Joran zwei Attentäter*innen im Umgang mit Bor ausbilden. Dann verliebt er sich in eine Attentäterin.</text:p>
      <text:h text:style-name="P20" text:outline-level="3">Was sind <text:span text:style-name="T3">sein</text:span>e Ziele?</text:h>
      <text:p text:style-name="P27">Joran will unbedingt mehr über Bor wissen. Weil er Bor und andere illegale Mittel <text:span text:style-name="T8">für den Fortschritt einsetzen will, ist ihm der Orden der Heiligen Flamme im Weg. Am liebsten sähe er die Religion genauso tot wie den Gott, den sie verehrt. Außerdem will er Danias Herz erobern.</text:span></text:p>
      <text:h text:style-name="P20" text:outline-level="3">Welcher Konflikt hält <text:span text:style-name="T3">ihn </text:span>davon ab, <text:span text:style-name="T3">seine </text:span>Ziele zu erreichen?</text:h>
      <text:p text:style-name="P28">Mehr über Bor zu lernen ist gar nicht so leicht – einerseits ist er dabei auf seinen Arbeitgeber angewiesen, andererseits macht das Verbot von Bor das Unterfangen lebensgefährlich. Letzendlich muss er die Ziele seines Arbeitgebers im Untergrund weiterverfolgen, um seiner Leidenschaft folgen zu können.</text:p>
      <text:p text:style-name="P29"><text:span text:style-name="T9">Danias Herz ist für ihn unerreichbar, sie scheint ihn mehr als Freund zu sehen. Außerdem ist ihr Verhältnis zu Varg, dem anderen Attentäter, völlig ungeklärt – und mit dem hat Joran wegen dessen Glauben an J’zharr eh ein Hühnchen zu rupfen. Das macht ihre Lehrer/Schüler-Beziehung natürlich nicht einfacher.</text:span></text:p>
      <text:h text:style-name="P20" text:outline-level="3">Was lernt <text:span text:style-name="T3">er</text:span>, und wie ändert <text:span text:style-name="T3">er </text:span>sich dadurch?</text:h>
      <text:h text:style-name="P20" text:outline-level="3">Zusammengefasst:</text:h>
      <text:h text:style-name="P22" text:outline-level="3">Was ist <text:span text:style-name="T3">seine </text:span>Motivation?</text:h>
      <text:h text:style-name="P20" text:outline-level="3">Was sind <text:span text:style-name="T3">sein</text:span>e Ziele?</text:h>
      <text:h text:style-name="P20" text:outline-level="3">Welcher Konflikt hält <text:span text:style-name="T3">ihn </text:span>davon ab, <text:span text:style-name="T3">seine </text:span>Ziele zu erreichen?</text:h>
      <text:h text:style-name="P20" text:outline-level="3">Was lernt <text:span text:style-name="T3">er</text:span>, und wie ändert <text:span text:style-name="T3">er </text:span>sich dadurch?</text:h>
      <text:h text:style-name="P20" text:outline-level="3">Zusammengefasst:</text:h>
      <text:p text:style-name="P26"/>
      <text:h text:style-name="P23" text:outline-level="3">Was ist <text:span text:style-name="T3">seine </text:span>Motivation?</text:h>
      <text:h text:style-name="P21" text:outline-level="3">Was sind <text:span text:style-name="T3">sein</text:span>e Ziele?</text:h>
      <text:h text:style-name="P21" text:outline-level="3">Welcher Konflikt hält <text:span text:style-name="T3">ihn </text:span>davon ab, <text:span text:style-name="T3">seine </text:span>Ziele zu erreichen?</text:h>
      <text:h text:style-name="P21" text:outline-level="3">Was lernt <text:span text:style-name="T3">er</text:span>, und wie ändert <text:span text:style-name="T3">er </text:span>sich dadurch?</text:h>
      <text:h text:style-name="P21" text:outline-level="3">Zusammengefass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17:15:48.746221340</meta:creation-date>
    <dc:date>2021-01-16T17:04:54.214323629</dc:date>
    <meta:editing-duration>PT1H23M47S</meta:editing-duration>
    <meta:editing-cycles>7</meta:editing-cycles>
    <meta:generator>LibreOffice/6.4.6.2$Linux_X86_64 LibreOffice_project/40$Build-2</meta:generator>
    <meta:document-statistic meta:table-count="0" meta:image-count="0" meta:object-count="0" meta:page-count="6" meta:paragraph-count="55" meta:word-count="1012" meta:character-count="6403" meta:non-whitespace-character-count="5435"/>
  </office:meta>
</office:document-meta>
</file>